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DejaVu Sans Condensed1" svg:font-family="'DejaVu Sans Condensed'"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Normal">
      <style:paragraph-properties fo:line-height="115%" fo:text-align="justify" style:justify-single-word="false"/>
      <style:text-properties style:font-name="DejaVu Sans Condensed1" fo:font-size="11pt" fo:language="en" fo:country="US" officeooo:paragraph-rsid="000d167b" style:font-size-asian="11pt" style:font-size-complex="11pt"/>
    </style:style>
    <style:style style:name="P2" style:family="paragraph" style:parent-style-name="Normal">
      <style:paragraph-properties fo:line-height="115%" fo:text-align="justify" style:justify-single-word="false"/>
      <style:text-properties style:font-name="DejaVu Sans Condensed1" fo:font-size="11pt" fo:language="en" fo:country="US" officeooo:rsid="000d167b" officeooo:paragraph-rsid="000d167b" style:font-size-asian="11pt" style:font-size-complex="11pt"/>
    </style:style>
    <style:style style:name="P3" style:family="paragraph" style:parent-style-name="Normal">
      <style:paragraph-properties fo:line-height="115%" fo:text-align="justify" style:justify-single-word="false"/>
      <style:text-properties style:font-name="DejaVu Sans Condensed1" fo:font-size="11pt" fo:language="en" fo:country="US" officeooo:rsid="000d167b" officeooo:paragraph-rsid="000fccd6" style:font-size-asian="11pt" style:font-size-complex="11pt"/>
    </style:style>
    <style:style style:name="P4" style:family="paragraph" style:parent-style-name="Normal">
      <style:paragraph-properties fo:line-height="115%" fo:text-align="justify" style:justify-single-word="false"/>
      <style:text-properties style:font-name="DejaVu Sans Condensed1" fo:font-size="11pt" fo:language="en" fo:country="US" officeooo:rsid="0015608f" officeooo:paragraph-rsid="0017c710" style:font-size-asian="11pt" style:font-size-complex="11pt"/>
    </style:style>
    <style:style style:name="P5" style:family="paragraph" style:parent-style-name="Normal">
      <style:paragraph-properties fo:line-height="115%" fo:text-align="justify" style:justify-single-word="false"/>
      <style:text-properties style:font-name="DejaVu Sans Condensed1" fo:font-size="11pt" fo:language="en" fo:country="US" officeooo:rsid="001b85f8" officeooo:paragraph-rsid="001b85f8" style:font-size-asian="11pt" style:font-size-complex="11pt"/>
    </style:style>
    <style:style style:name="P6" style:family="paragraph" style:parent-style-name="Normal">
      <style:paragraph-properties fo:line-height="115%" fo:text-align="justify" style:justify-single-word="false"/>
      <style:text-properties style:font-name="DejaVu Sans Condensed1" fo:font-size="11pt" fo:language="en" fo:country="US" officeooo:rsid="0024bdab" officeooo:paragraph-rsid="0024bdab" style:font-size-asian="11pt" style:font-size-complex="11pt"/>
    </style:style>
    <style:style style:name="P7" style:family="paragraph" style:parent-style-name="Normal">
      <style:paragraph-properties fo:line-height="115%" fo:text-align="justify" style:justify-single-word="false"/>
      <style:text-properties style:font-name="DejaVu Sans Condensed1" fo:font-size="11pt" fo:language="en" fo:country="US" officeooo:rsid="000650ca" officeooo:paragraph-rsid="0005229e" style:font-size-asian="11pt" style:font-size-complex="11pt"/>
    </style:style>
    <style:style style:name="P8" style:family="paragraph" style:parent-style-name="Normal">
      <style:paragraph-properties fo:line-height="115%" fo:text-align="justify" style:justify-single-word="false"/>
      <style:text-properties style:text-position="0% 100%" style:font-name="DejaVu Sans Condensed1" fo:font-size="11pt" fo:language="en" fo:country="US" officeooo:rsid="0015608f" officeooo:paragraph-rsid="002ea070" style:font-size-asian="11pt" style:font-size-complex="11pt"/>
    </style:style>
    <style:style style:name="P9" style:family="paragraph" style:parent-style-name="Normal">
      <style:paragraph-properties fo:line-height="115%" fo:text-align="justify" style:justify-single-word="false"/>
      <style:text-properties fo:color="#000000" style:font-name="DejaVu Sans Condensed1" fo:font-size="11pt" fo:language="en" fo:country="US" officeooo:rsid="0005229e" officeooo:paragraph-rsid="00373d1d" style:font-size-asian="11pt" style:font-size-complex="11pt"/>
    </style:style>
    <style:style style:name="P10" style:family="paragraph" style:parent-style-name="Text_20_body">
      <style:paragraph-properties fo:line-height="115%" fo:text-align="center" style:justify-single-word="false"/>
      <style:text-properties fo:color="#333333" style:font-name="DejaVu Sans Condensed1" fo:font-size="11pt" style:font-size-asian="10.5pt" style:font-size-complex="12pt"/>
    </style:style>
    <style:style style:name="P11" style:family="paragraph" style:parent-style-name="Text_20_body">
      <style:paragraph-properties fo:line-height="115%"/>
      <style:text-properties style:font-name="DejaVu Sans Condensed1" officeooo:rsid="0008e673" officeooo:paragraph-rsid="0008e673"/>
    </style:style>
    <style:style style:name="P12" style:family="paragraph" style:parent-style-name="Text_20_body">
      <style:paragraph-properties fo:line-height="115%"/>
      <style:text-properties style:font-name="DejaVu Sans Condensed1" fo:font-size="11pt" fo:font-style="italic" fo:font-weight="normal" officeooo:rsid="00344ea5" officeooo:paragraph-rsid="00344ea5" style:font-size-asian="11pt" style:font-style-asian="italic" style:font-weight-asian="normal" style:font-size-complex="11pt" style:font-style-complex="italic" style:font-weight-complex="normal"/>
    </style:style>
    <style:style style:name="P13" style:family="paragraph" style:parent-style-name="Text_20_body">
      <style:paragraph-properties fo:text-align="center" style:justify-single-word="false"/>
      <style:text-properties fo:color="#666666" fo:font-size="16pt" fo:font-style="italic" fo:font-weight="normal" officeooo:rsid="003c1bc9" officeooo:paragraph-rsid="003c1bc9" style:font-size-asian="16pt" style:font-style-asian="italic" style:font-weight-asian="normal" style:font-size-complex="16pt" style:font-style-complex="italic" style:font-weight-complex="normal"/>
    </style:style>
    <style:style style:name="P14" style:family="paragraph" style:parent-style-name="Text_20_body">
      <style:text-properties officeooo:rsid="003e6e78" officeooo:paragraph-rsid="003e6e78"/>
    </style:style>
    <style:style style:name="P15" style:family="paragraph" style:parent-style-name="No_20_Spacing">
      <style:paragraph-properties fo:line-height="115%" fo:text-align="justify" style:justify-single-word="false"/>
      <style:text-properties officeooo:rsid="000650ca" officeooo:paragraph-rsid="00264e6f"/>
    </style:style>
    <style:style style:name="P16" style:family="paragraph" style:parent-style-name="Standard">
      <style:paragraph-properties fo:margin-left="0in" fo:margin-right="0in" fo:line-height="115%" fo:text-align="justify" style:justify-single-word="false" fo:text-indent="0in" style:auto-text-indent="false" fo:break-before="page"/>
      <style:text-properties style:font-name="DejaVu Sans Condensed" fo:font-size="9pt" officeooo:paragraph-rsid="0005229e"/>
    </style:style>
    <style:style style:name="P17" style:family="paragraph" style:parent-style-name="Standard">
      <style:paragraph-properties fo:margin-top="0in" fo:margin-bottom="0.0972in" loext:contextual-spacing="false" fo:line-height="120%"/>
      <style:text-properties style:font-name="DejaVu Sans Condensed" fo:font-size="9pt"/>
    </style:style>
    <style:style style:name="P18" style:family="paragraph" style:parent-style-name="Standard">
      <style:paragraph-properties fo:margin-left="0.4445in" fo:margin-right="0in" fo:text-indent="-0.4445in" style:auto-text-indent="false"/>
      <style:text-properties style:font-name="DejaVu Sans Condensed" fo:font-size="9pt"/>
    </style:style>
    <style:style style:name="P19" style:family="paragraph" style:parent-style-name="Title">
      <style:paragraph-properties fo:text-align="center" style:justify-single-word="false"/>
      <style:text-properties fo:font-size="20pt" fo:font-weight="normal" style:font-size-asian="20pt" style:font-weight-asian="normal" style:font-size-complex="20pt" style:font-weight-complex="normal"/>
    </style:style>
    <style:style style:name="P20" style:family="paragraph" style:parent-style-name="Standard">
      <style:paragraph-properties fo:margin-left="0in" fo:margin-right="0in" fo:text-indent="0in" style:auto-text-indent="false"/>
      <style:text-properties style:font-name="DejaVu Sans Condensed" fo:font-size="9pt"/>
    </style:style>
    <style:style style:name="P21" style:family="paragraph" style:parent-style-name="Heading_20_1">
      <style:text-properties fo:font-size="15pt" fo:font-weight="normal" style:font-size-asian="15pt" style:font-weight-asian="normal" style:font-size-complex="15pt" style:font-weight-complex="normal"/>
    </style:style>
    <style:style style:name="P22" style:family="paragraph" style:parent-style-name="Heading_20_1">
      <style:text-properties fo:font-size="15pt" fo:font-weight="normal" officeooo:paragraph-rsid="00264e6f" style:font-size-asian="15pt" style:font-weight-asian="normal" style:font-size-complex="15pt" style:font-weight-complex="normal"/>
    </style:style>
    <style:style style:name="P23" style:family="paragraph" style:parent-style-name="Heading_20_1" style:list-style-name="">
      <style:text-properties fo:font-size="15pt" fo:font-weight="normal" style:font-size-asian="15pt" style:font-weight-asian="normal" style:font-size-complex="15pt" style:font-weight-complex="normal"/>
    </style:style>
    <style:style style:name="P24" style:family="paragraph" style:parent-style-name="Heading_20_1">
      <style:paragraph-properties fo:break-before="page"/>
      <style:text-properties fo:font-size="15pt" fo:font-weight="normal" style:font-size-asian="15pt" style:font-weight-asian="normal" style:font-size-complex="15pt" style:font-weight-complex="normal"/>
    </style:style>
    <style:style style:name="P25" style:family="paragraph" style:parent-style-name="Normal" style:list-style-name="L1">
      <style:paragraph-properties fo:line-height="115%" fo:text-align="justify" style:justify-single-word="false"/>
      <style:text-properties style:font-name="DejaVu Sans Condensed1" fo:font-size="11pt" fo:language="en" fo:country="US" officeooo:rsid="000d167b" officeooo:paragraph-rsid="000d167b" style:font-size-asian="11pt" style:font-size-complex="11pt"/>
    </style:style>
    <style:style style:name="P26" style:family="paragraph" style:parent-style-name="Normal" style:list-style-name="L2">
      <style:paragraph-properties fo:line-height="115%" fo:text-align="justify" style:justify-single-word="false"/>
      <style:text-properties style:font-name="DejaVu Sans Condensed1" fo:font-size="11pt" fo:language="en" fo:country="US" officeooo:rsid="002e1f8e" officeooo:paragraph-rsid="002e1f8e" style:font-size-asian="11pt" style:font-size-complex="11pt"/>
    </style:style>
    <style:style style:name="P27" style:family="paragraph" style:parent-style-name="Normal" style:list-style-name="L2">
      <style:paragraph-properties fo:line-height="115%" fo:text-align="justify" style:justify-single-word="false"/>
      <style:text-properties style:text-position="0% 100%" style:font-name="DejaVu Sans Condensed1" fo:font-size="11pt" fo:language="en" fo:country="US" officeooo:rsid="002e1f8e" officeooo:paragraph-rsid="002e1f8e" style:font-size-asian="11pt" style:font-size-complex="11pt"/>
    </style:style>
    <style:style style:name="P28" style:family="paragraph" style:parent-style-name="Normal" style:list-style-name="L2">
      <style:paragraph-properties fo:line-height="115%" fo:text-align="justify" style:justify-single-word="false"/>
      <style:text-properties style:text-position="0% 100%" style:font-name="DejaVu Sans Condensed1" fo:font-size="11pt" fo:language="en" fo:country="US" officeooo:rsid="002e1f8e" officeooo:paragraph-rsid="003924cb" style:font-size-asian="11pt" style:font-size-complex="11pt"/>
    </style:style>
    <style:style style:name="P29" style:family="paragraph" style:parent-style-name="Heading_20_2">
      <style:text-properties fo:font-size="13pt" fo:font-style="italic" fo:font-weight="normal" style:font-size-asian="13pt" style:font-style-asian="italic" style:font-weight-asian="normal" style:font-size-complex="13pt" style:font-style-complex="italic" style:font-weight-complex="normal"/>
    </style:style>
    <style:style style:name="P30" style:family="paragraph" style:parent-style-name="Heading_20_2">
      <style:text-properties fo:font-size="13pt" fo:font-style="italic" fo:font-weight="normal" officeooo:rsid="001b85f8" officeooo:paragraph-rsid="001b85f8" style:font-size-asian="13pt" style:font-style-asian="italic" style:font-weight-asian="normal" style:font-size-complex="13pt" style:font-style-complex="italic" style:font-weight-complex="normal"/>
    </style:style>
    <style:style style:name="P31" style:family="paragraph" style:parent-style-name="List_20_Paragraph" style:list-style-name="L3">
      <style:text-properties officeooo:paragraph-rsid="001c96bd"/>
    </style:style>
    <style:style style:name="P32" style:family="paragraph" style:parent-style-name="List_20_Paragraph" style:list-style-name="L3">
      <style:text-properties fo:font-size="11pt" fo:language="en" fo:country="US" officeooo:paragraph-rsid="001c96bd" style:font-size-asian="11pt" style:font-size-complex="11pt"/>
    </style:style>
    <style:style style:name="P33" style:family="paragraph" style:parent-style-name="List_20_Paragraph" style:list-style-name="L3">
      <style:text-properties fo:font-size="11pt" fo:language="en" fo:country="US" officeooo:rsid="001c96bd" officeooo:paragraph-rsid="001c96bd" style:font-size-asian="11pt" style:font-size-complex="11pt"/>
    </style:style>
    <style:style style:name="P34" style:family="paragraph" style:parent-style-name="List_20_Paragraph" style:list-style-name="L3">
      <style:paragraph-properties fo:line-height="115%" fo:text-align="justify" style:justify-single-word="false"/>
      <style:text-properties style:font-name="DejaVu Sans Condensed1" fo:font-size="11pt" fo:language="en" fo:country="US" officeooo:rsid="0018ac1e" officeooo:paragraph-rsid="001c96bd" style:font-size-asian="11pt" style:font-size-complex="11pt"/>
    </style:style>
    <style:style style:name="P35" style:family="paragraph" style:parent-style-name="List_20_Paragraph" style:list-style-name="L3">
      <style:paragraph-properties fo:margin-left="0in" fo:margin-right="0in" fo:line-height="115%" fo:text-align="justify" style:justify-single-word="false" fo:text-indent="0in" style:auto-text-indent="false"/>
      <style:text-properties style:font-name="DejaVu Sans Condensed1" fo:font-size="11pt" fo:language="en" fo:country="US" officeooo:rsid="0020ceed" officeooo:paragraph-rsid="0020ceed" style:font-size-asian="11pt" style:font-size-complex="11pt"/>
    </style:style>
    <style:style style:name="T1" style:family="text">
      <style:text-properties officeooo:rsid="0005229e"/>
    </style:style>
    <style:style style:name="T2" style:family="text">
      <style:text-properties style:text-position="0% 100%"/>
    </style:style>
    <style:style style:name="T3" style:family="text">
      <style:text-properties style:text-position="0% 100%" fo:language="en" fo:country="US"/>
    </style:style>
    <style:style style:name="T4" style:family="text">
      <style:text-properties style:text-position="0% 100%" fo:language="en" fo:country="US" officeooo:rsid="0007b244"/>
    </style:style>
    <style:style style:name="T5" style:family="text">
      <style:text-properties style:text-position="0% 100%" style:font-name="DejaVu Sans Condensed1" fo:language="en" fo:country="US" officeooo:rsid="0008e673"/>
    </style:style>
    <style:style style:name="T6" style:family="text">
      <style:text-properties style:text-position="0% 100%" style:font-name="DejaVu Sans Condensed1" fo:font-size="11pt" fo:language="en" fo:country="US" fo:font-weight="normal" officeooo:rsid="0005229e" style:font-size-asian="11pt" style:font-weight-asian="normal" style:font-size-complex="11pt" style:font-weight-complex="normal"/>
    </style:style>
    <style:style style:name="T7" style:family="text">
      <style:text-properties style:text-position="0% 100%" officeooo:rsid="000fccd6"/>
    </style:style>
    <style:style style:name="T8" style:family="text">
      <style:text-properties style:text-position="0% 100%" officeooo:rsid="00101e06"/>
    </style:style>
    <style:style style:name="T9" style:family="text">
      <style:text-properties style:text-position="0% 100%" officeooo:rsid="000daf1f"/>
    </style:style>
    <style:style style:name="T10" style:family="text">
      <style:text-properties style:text-position="0% 100%" officeooo:rsid="0017c710"/>
    </style:style>
    <style:style style:name="T11" style:family="text">
      <style:text-properties style:text-position="0% 100%" officeooo:rsid="001b85f8"/>
    </style:style>
    <style:style style:name="T12" style:family="text">
      <style:text-properties style:text-position="0% 100%" officeooo:rsid="001c96bd"/>
    </style:style>
    <style:style style:name="T13" style:family="text">
      <style:text-properties style:text-position="0% 100%" officeooo:rsid="00196509"/>
    </style:style>
    <style:style style:name="T14" style:family="text">
      <style:text-properties style:text-position="0% 100%" officeooo:rsid="0020ceed"/>
    </style:style>
    <style:style style:name="T15" style:family="text">
      <style:text-properties style:text-position="0% 100%" officeooo:rsid="0022dde3"/>
    </style:style>
    <style:style style:name="T16" style:family="text">
      <style:text-properties style:text-position="0% 100%" officeooo:rsid="002a2e13"/>
    </style:style>
    <style:style style:name="T17" style:family="text">
      <style:text-properties style:text-position="0% 100%" officeooo:rsid="002c31fc"/>
    </style:style>
    <style:style style:name="T18" style:family="text">
      <style:text-properties style:text-position="0% 100%" officeooo:rsid="002ea070"/>
    </style:style>
    <style:style style:name="T19" style:family="text">
      <style:text-properties style:text-position="0% 100%" officeooo:rsid="00307926"/>
    </style:style>
    <style:style style:name="T20" style:family="text">
      <style:text-properties style:text-position="0% 100%" officeooo:rsid="003168db"/>
    </style:style>
    <style:style style:name="T21" style:family="text">
      <style:text-properties fo:font-style="italic" style:font-style-asian="italic"/>
    </style:style>
    <style:style style:name="T22" style:family="text">
      <style:text-properties officeooo:rsid="000650ca"/>
    </style:style>
    <style:style style:name="T23" style:family="text">
      <style:text-properties fo:language="en" fo:country="US"/>
    </style:style>
    <style:style style:name="T24" style:family="text">
      <style:text-properties fo:language="en" fo:country="US" officeooo:rsid="0007b244"/>
    </style:style>
    <style:style style:name="T25" style:family="text">
      <style:text-properties fo:language="en" fo:country="US" officeooo:rsid="0007f4f1"/>
    </style:style>
    <style:style style:name="T26" style:family="text">
      <style:text-properties fo:language="en" fo:country="US" officeooo:rsid="000aadc0"/>
    </style:style>
    <style:style style:name="T27" style:family="text">
      <style:text-properties fo:language="en" fo:country="US" officeooo:rsid="002ea070"/>
    </style:style>
    <style:style style:name="T28" style:family="text">
      <style:text-properties officeooo:rsid="0008e673"/>
    </style:style>
    <style:style style:name="T29" style:family="text">
      <style:text-properties officeooo:rsid="000d167b"/>
    </style:style>
    <style:style style:name="T30" style:family="text">
      <style:text-properties officeooo:rsid="000daf1f"/>
    </style:style>
    <style:style style:name="T31" style:family="text">
      <style:text-properties officeooo:rsid="0015d4ed"/>
    </style:style>
    <style:style style:name="T32" style:family="text">
      <style:text-properties officeooo:rsid="0017c710"/>
    </style:style>
    <style:style style:name="T33" style:family="text">
      <style:text-properties officeooo:rsid="0019dd19"/>
    </style:style>
    <style:style style:name="T34" style:family="text">
      <style:text-properties officeooo:rsid="001b85f8"/>
    </style:style>
    <style:style style:name="T35" style:family="text">
      <style:text-properties fo:font-size="15pt" fo:language="en" fo:country="US" fo:font-weight="normal" officeooo:rsid="000aadc0" style:font-size-asian="15pt" style:font-weight-asian="normal" style:font-size-complex="15pt" style:font-weight-complex="normal"/>
    </style:style>
    <style:style style:name="T36" style:family="text">
      <style:text-properties fo:font-size="11pt" fo:language="en" fo:country="US" style:font-size-asian="11pt" style:font-size-complex="11pt"/>
    </style:style>
    <style:style style:name="T37" style:family="text">
      <style:text-properties officeooo:rsid="0020ceed"/>
    </style:style>
    <style:style style:name="T38" style:family="text">
      <style:text-properties style:font-name="DejaVu Sans Condensed1" fo:font-size="11pt" fo:language="en" fo:country="US" fo:font-weight="normal" officeooo:rsid="000aadc0" style:font-size-asian="11pt" style:font-weight-asian="normal" style:font-size-complex="11pt" style:font-weight-complex="normal"/>
    </style:style>
    <style:style style:name="T39" style:family="text">
      <style:text-properties style:font-name="DejaVu Sans Condensed1" fo:font-size="11pt" fo:language="en" fo:country="US" fo:font-weight="normal" officeooo:rsid="0024bdab" style:font-size-asian="11pt" style:font-weight-asian="normal" style:font-size-complex="11pt" style:font-weight-complex="normal"/>
    </style:style>
    <style:style style:name="T40" style:family="text">
      <style:text-properties style:font-name="DejaVu Sans Condensed1" fo:font-size="11pt" fo:language="en" fo:country="US" fo:font-weight="normal" officeooo:rsid="0005229e" style:font-size-asian="11pt" style:font-weight-asian="normal" style:font-size-complex="11pt" style:font-weight-complex="normal"/>
    </style:style>
    <style:style style:name="T41" style:family="text">
      <style:text-properties officeooo:rsid="0027e3a6"/>
    </style:style>
    <style:style style:name="T42" style:family="text">
      <style:text-properties officeooo:rsid="002a2e13"/>
    </style:style>
    <style:style style:name="T43" style:family="text">
      <style:text-properties officeooo:rsid="00337134"/>
    </style:style>
    <style:style style:name="T44" style:family="text">
      <style:text-properties officeooo:rsid="00338faf"/>
    </style:style>
    <style:style style:name="T45" style:family="text">
      <style:text-properties officeooo:rsid="00344ea5"/>
    </style:style>
    <style:style style:name="T46" style:family="text">
      <style:text-properties officeooo:rsid="00373d1d"/>
    </style:style>
    <style:style style:name="T47" style:family="text">
      <style:text-properties officeooo:rsid="003cd203"/>
    </style:style>
    <style:style style:name="T48" style:family="text">
      <style:text-properties officeooo:rsid="003f7667"/>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44">Feature Extraction for </text:span>Handwriting recognition</text:p>
      <text:p text:style-name="P13"><text:span text:style-name="T47">Background and </text:span>Design</text:p>
      <text:p text:style-name="P10"/>
      <text:h text:style-name="P21" text:outline-level="1">Background</text:h>
      <text:p text:style-name="P1">Optical Character Recognition <text:span text:style-name="T1">(OCR</text:span>) is the process of analyzing a picture of text and recognizing and extracting the characters to digital from. <text:span text:style-name="T1">The task of handwriting recognition (HWR) concentrates on analyzing human hand written characters. HWR is divided to two categories: online handwriting recognition and offline handwriting recognition. Offline handwriting recognition means analyzing an existing static image for handwritten text. </text:span>Online handwriting recognition <text:span text:style-name="T1">on the other hand is about </text:span>analyzing the handwritten text on input including strokes and their order for example in touch screen appliances such as smartphones and tablet PCs. </text:p>
      <text:p text:style-name="P1"/>
      <text:h text:style-name="P21" text:outline-level="1">Optical character recognition &amp; Handwriting Recognition</text:h>
      <text:p text:style-name="P2">Typical OCR and HWR systems <text:span text:style-name="T34">consist of</text:span> three phases:</text:p>
      <text:list xml:id="list6942682862168107854" text:style-name="L1">
        <text:list-item>
          <text:p text:style-name="P25"><text:span text:style-name="T37">P</text:span>reprocessing</text:p>
        </text:list-item>
        <text:list-item>
          <text:p text:style-name="P25">Feature extraction</text:p>
        </text:list-item>
        <text:list-item>
          <text:p text:style-name="P25">Classification</text:p>
          <text:p text:style-name="P25"/>
        </text:list-item>
      </text:list>
      <text:p text:style-name="P3">In image preprocessing stage the quality of image is enhanced and the area of interest is located. <text:s/>The feature extraction stage captures the distinctive characteristics of the digitized characters for recognition. Lastly in during the classification stage the feature vectors are processed to identify the characters and words. <text:span text:style-name="T30">Each of these stages reduce the amount of information to be processed at a later step.</text:span><text:reference-mark-start text:name="ADDIN CSL_CITATION {&quot;schema&quot;: &quot;https://github.com/citation-style-language/schema/raw/master/csl-citation.json&quot;, &quot;citationItems&quot;: [{&quot;id&quot;: &quot;ITEM-1&quot;, &quot;itemData&quot;: {&quot;issued&quot;: {&quot;date-parts&quot;: [[&quot;2007&quot;]]}, &quot;type&quot;: &quot;book&quot;, &quot;author&quot;: [{&quot;dropping-particle&quot;: &quot;&quot;, &quot;non-dropping-particle&quot;: &quot;&quot;, &quot;parse-names&quot;: false, &quot;family&quot;: &quot;Cheriet&quot;, &quot;suffix&quot;: &quot;&quot;, &quot;given&quot;: &quot;M&quot;}, {&quot;dropping-particle&quot;: &quot;&quot;, &quot;non-dropping-particle&quot;: &quot;&quot;, &quot;parse-names&quot;: false, &quot;family&quot;: &quot;Kharma&quot;, &quot;suffix&quot;: &quot;&quot;, &quot;given&quot;: &quot;N&quot;}, {&quot;dropping-particle&quot;: &quot;&quot;, &quot;non-dropping-particle&quot;: &quot;&quot;, &quot;parse-names&quot;: false, &quot;family&quot;: &quot;Liu&quot;, &quot;suffix&quot;: &quot;&quot;, &quot;given&quot;: &quot;CL&quot;}, {&quot;dropping-particle&quot;: &quot;&quot;, &quot;non-dropping-particle&quot;: &quot;&quot;, &quot;parse-names&quot;: false, &quot;family&quot;: &quot;Suen&quot;, &quot;suffix&quot;: &quot;&quot;, &quot;given&quot;: &quot;C&quot;}], &quot;DOI&quot;: &quot;10.1002/9780470176535&quot;, &quot;title&quot;: &quot;Character recognition systems: a guide for students and practitioners&quot;, &quot;id&quot;: &quot;ITEM-1&quot;, &quot;ISBN&quot;: &quot;9780471415701&quot;}, &quot;uris&quot;: [&quot;http://www.mendeley.com/documents/?uuid=b300e093-dceb-486a-9c43-0e2f355581da&quot;]}], &quot;mendeley&quot;: {&quot;formattedCitation&quot;: &quot;[1]&quot;, &quot;previouslyFormattedCitation&quot;: &quot;[1]&quot;, &quot;plainTextFormattedCitation&quot;: &quot;[1]&quot;}, &quot;properties&quot;: {&quot;noteIndex&quot;: 0}} RNDCxrdQVxzQG"/><text:span text:style-name="T9">[1]</text:span><text:reference-mark-end text:name="ADDIN CSL_CITATION {&quot;schema&quot;: &quot;https://github.com/citation-style-language/schema/raw/master/csl-citation.json&quot;, &quot;citationItems&quot;: [{&quot;id&quot;: &quot;ITEM-1&quot;, &quot;itemData&quot;: {&quot;issued&quot;: {&quot;date-parts&quot;: [[&quot;2007&quot;]]}, &quot;type&quot;: &quot;book&quot;, &quot;author&quot;: [{&quot;dropping-particle&quot;: &quot;&quot;, &quot;non-dropping-particle&quot;: &quot;&quot;, &quot;parse-names&quot;: false, &quot;family&quot;: &quot;Cheriet&quot;, &quot;suffix&quot;: &quot;&quot;, &quot;given&quot;: &quot;M&quot;}, {&quot;dropping-particle&quot;: &quot;&quot;, &quot;non-dropping-particle&quot;: &quot;&quot;, &quot;parse-names&quot;: false, &quot;family&quot;: &quot;Kharma&quot;, &quot;suffix&quot;: &quot;&quot;, &quot;given&quot;: &quot;N&quot;}, {&quot;dropping-particle&quot;: &quot;&quot;, &quot;non-dropping-particle&quot;: &quot;&quot;, &quot;parse-names&quot;: false, &quot;family&quot;: &quot;Liu&quot;, &quot;suffix&quot;: &quot;&quot;, &quot;given&quot;: &quot;CL&quot;}, {&quot;dropping-particle&quot;: &quot;&quot;, &quot;non-dropping-particle&quot;: &quot;&quot;, &quot;parse-names&quot;: false, &quot;family&quot;: &quot;Suen&quot;, &quot;suffix&quot;: &quot;&quot;, &quot;given&quot;: &quot;C&quot;}], &quot;DOI&quot;: &quot;10.1002/9780470176535&quot;, &quot;title&quot;: &quot;Character recognition systems: a guide for students and practitioners&quot;, &quot;id&quot;: &quot;ITEM-1&quot;, &quot;ISBN&quot;: &quot;9780471415701&quot;}, &quot;uris&quot;: [&quot;http://www.mendeley.com/documents/?uuid=b300e093-dceb-486a-9c43-0e2f355581da&quot;]}], &quot;mendeley&quot;: {&quot;formattedCitation&quot;: &quot;[1]&quot;, &quot;previouslyFormattedCitation&quot;: &quot;[1]&quot;, &quot;plainTextFormattedCitation&quot;: &quot;[1]&quot;}, &quot;properties&quot;: {&quot;noteIndex&quot;: 0}} RNDCxrdQVxzQG"/></text:p>
      <text:h text:style-name="P29" text:outline-level="2"><text:span text:style-name="T37">P</text:span>reprocessing</text:h>
      <text:p text:style-name="P8">At preprocessing stage the image is enhanced by applying varying filters, transforms and segmentation to it. For text recognition it is important to reduce noise from the image. This can be done with appropriate filter e.g. Wiener filter. Many OCR softwares require the image to be <text:soft-page-break/>binarized before analysis. <text:span text:style-name="T32">Practically all the </text:span>OCR programs do the binarization automatically but it is important that the binarized output is sufficient for the OCR algorithm. For this reason some contrast enhancement may need to be done prior to the binarization. Afterwards the binarized image migh<text:span text:style-name="T42">t</text:span> <text:span text:style-name="T31">have small objects</text:span> which are due to remaing noise or other <text:span text:style-name="T31">disortion</text:span>. These objects can be removed by applying <text:span text:style-name="T31">morphological opening to the image</text:span><text:reference-mark-start text:name="ADDIN CSL_CITATION {&quot;schema&quot;: &quot;https://github.com/citation-style-language/schema/raw/master/csl-citation.json&quot;, &quot;citationItems&quot;: [{&quot;id&quot;: &quot;ITEM-1&quot;, &quot;itemData&quot;: {&quot;issued&quot;: {&quot;date-parts&quot;: [[&quot;2003&quot;]]}, &quot;type&quot;: &quot;webpage&quot;, &quot;author&quot;: [{&quot;dropping-particle&quot;: &quot;&quot;, &quot;non-dropping-particle&quot;: &quot;&quot;, &quot;parse-names&quot;: false, &quot;family&quot;: &quot;R. Fisher, S. Perkins&quot;, &quot;suffix&quot;: &quot;&quot;, &quot;given&quot;: &quot;A. Walker and E. Wolfart.&quot;}], &quot;title&quot;: &quot;Morphology - Opening&quot;, &quot;id&quot;: &quot;ITEM-1&quot;, &quot;URL&quot;: &quot;http://homepages.inf.ed.ac.uk/rbf/HIPR2/open.htm&quot;}, &quot;uris&quot;: [&quot;http://www.mendeley.com/documents/?uuid=d2f31a57-a5e0-4641-b744-7cb5cb7a80cd&quot;]}], &quot;mendeley&quot;: {&quot;formattedCitation&quot;: &quot;[2]&quot;, &quot;previouslyFormattedCitation&quot;: &quot;[2]&quot;, &quot;plainTextFormattedCitation&quot;: &quot;[2]&quot;}, &quot;properties&quot;: {&quot;noteIndex&quot;: 0}} RNDjODMXTWXkF"/><text:span text:style-name="T31">[2]</text:span><text:reference-mark-end text:name="ADDIN CSL_CITATION {&quot;schema&quot;: &quot;https://github.com/citation-style-language/schema/raw/master/csl-citation.json&quot;, &quot;citationItems&quot;: [{&quot;id&quot;: &quot;ITEM-1&quot;, &quot;itemData&quot;: {&quot;issued&quot;: {&quot;date-parts&quot;: [[&quot;2003&quot;]]}, &quot;type&quot;: &quot;webpage&quot;, &quot;author&quot;: [{&quot;dropping-particle&quot;: &quot;&quot;, &quot;non-dropping-particle&quot;: &quot;&quot;, &quot;parse-names&quot;: false, &quot;family&quot;: &quot;R. Fisher, S. Perkins&quot;, &quot;suffix&quot;: &quot;&quot;, &quot;given&quot;: &quot;A. Walker and E. Wolfart.&quot;}], &quot;title&quot;: &quot;Morphology - Opening&quot;, &quot;id&quot;: &quot;ITEM-1&quot;, &quot;URL&quot;: &quot;http://homepages.inf.ed.ac.uk/rbf/HIPR2/open.htm&quot;}, &quot;uris&quot;: [&quot;http://www.mendeley.com/documents/?uuid=d2f31a57-a5e0-4641-b744-7cb5cb7a80cd&quot;]}], &quot;mendeley&quot;: {&quot;formattedCitation&quot;: &quot;[2]&quot;, &quot;previouslyFormattedCitation&quot;: &quot;[2]&quot;, &quot;plainTextFormattedCitation&quot;: &quot;[2]&quot;}, &quot;properties&quot;: {&quot;noteIndex&quot;: 0}} RNDjODMXTWXkF"/><text:span text:style-name="T31">⁠. <text:s/></text:span></text:p>
      <text:p text:style-name="P4"><text:span text:style-name="T2"><text:tab/></text:span><text:span text:style-name="T10">Additionally, other ways to enhance the image before analysis have been experimented. Pesch et.al. discussed how contrast normalization, slant correction and size normalization can be applied to improve the handwriting recognition results.</text:span><text:reference-mark-start text:name="ADDIN CSL_CITATION {&quot;schema&quot;: &quot;https://github.com/citation-style-language/schema/raw/master/csl-citation.json&quot;, &quot;citationItems&quot;: [{&quot;id&quot;: &quot;ITEM-1&quot;, &quot;itemData&quot;: {&quot;ISSN&quot;: &quot;15505235&quot;, &quot;id&quot;: &quot;ITEM-1&quot;, &quot;type&quot;: &quot;article-journal&quot;, &quot;author&quot;: [{&quot;dropping-particle&quot;: &quot;&quot;, &quot;non-dropping-particle&quot;: &quot;&quot;, &quot;parse-names&quot;: false, &quot;family&quot;: &quot;Pesch&quot;, &quot;suffix&quot;: &quot;&quot;, &quot;given&quot;: &quot;Hendrik&quot;}, {&quot;dropping-particle&quot;: &quot;&quot;, &quot;non-dropping-particle&quot;: &quot;&quot;, &quot;parse-names&quot;: false, &quot;family&quot;: &quot;Hamdani&quot;, &quot;suffix&quot;: &quot;&quot;, &quot;given&quot;: &quot;Mahdi&quot;}, {&quot;dropping-particle&quot;: &quot;&quot;, &quot;non-dropping-particle&quot;: &quot;&quot;, &quot;parse-names&quot;: false, &quot;family&quot;: &quot;Forster&quot;, &quot;suffix&quot;: &quot;&quot;, &quot;given&quot;: &quot;Jens&quot;}, {&quot;dropping-particle&quot;: &quot;&quot;, &quot;non-dropping-particle&quot;: &quot;&quot;, &quot;parse-names&quot;: false, &quot;family&quot;: &quot;Ney&quot;, &quot;suffix&quot;: &quot;&quot;, &quot;given&quot;: &quot;Hermann&quot;}], &quot;DOI&quot;: &quot;10.1109/ICFHR.2012.179&quot;, &quot;issued&quot;: {&quot;date-parts&quot;: [[&quot;2012&quot;]]}, &quot;abstract&quot;: &quot;In this work we analyze the contribution of preprocessing steps for Latin handwriting recognition. A preprocessing pipeline based on geometric heuristics and image statistics is used. This pipeline is applied to French and English handwriting recognition in an HMM based framework. Results show that preprocessing improves recognition performance for the two tasks. The Maximum Likelihood (ML)-trained HMM system reaches a competitive WER of 16.7% and outperforms many sophisticated systems for the French handwriting recognition task. The results for English handwriting are comparable to other ML-trained HMM recognizers. Using MLP preprocessing a WER of 35.3% is achieved.&quot;, &quot;container-title&quot;: &quot;2012 International Conference on Frontiers in Handwriting Recognition&quot;, &quot;title&quot;: &quot;Analysis of Preprocessing Techniques for Latin Handwriting Recognition&quot;, &quot;page&quot;: &quot;280-284&quot;, &quot;ISBN&quot;: &quot;978-1-4673-2262-1&quot;}, &quot;uris&quot;: [&quot;http://www.mendeley.com/documents/?uuid=81155256-c81f-4c2c-8496-73ddb31a6640&quot;]}], &quot;mendeley&quot;: {&quot;formattedCitation&quot;: &quot;[3]&quot;, &quot;previouslyFormattedCitation&quot;: &quot;[3]&quot;, &quot;plainTextFormattedCitation&quot;: &quot;[3]&quot;}, &quot;properties&quot;: {&quot;noteIndex&quot;: 0}} RNDTSbz0LDTyG"/><text:span text:style-name="T10">[3]</text:span><text:reference-mark-end text:name="ADDIN CSL_CITATION {&quot;schema&quot;: &quot;https://github.com/citation-style-language/schema/raw/master/csl-citation.json&quot;, &quot;citationItems&quot;: [{&quot;id&quot;: &quot;ITEM-1&quot;, &quot;itemData&quot;: {&quot;ISSN&quot;: &quot;15505235&quot;, &quot;id&quot;: &quot;ITEM-1&quot;, &quot;type&quot;: &quot;article-journal&quot;, &quot;author&quot;: [{&quot;dropping-particle&quot;: &quot;&quot;, &quot;non-dropping-particle&quot;: &quot;&quot;, &quot;parse-names&quot;: false, &quot;family&quot;: &quot;Pesch&quot;, &quot;suffix&quot;: &quot;&quot;, &quot;given&quot;: &quot;Hendrik&quot;}, {&quot;dropping-particle&quot;: &quot;&quot;, &quot;non-dropping-particle&quot;: &quot;&quot;, &quot;parse-names&quot;: false, &quot;family&quot;: &quot;Hamdani&quot;, &quot;suffix&quot;: &quot;&quot;, &quot;given&quot;: &quot;Mahdi&quot;}, {&quot;dropping-particle&quot;: &quot;&quot;, &quot;non-dropping-particle&quot;: &quot;&quot;, &quot;parse-names&quot;: false, &quot;family&quot;: &quot;Forster&quot;, &quot;suffix&quot;: &quot;&quot;, &quot;given&quot;: &quot;Jens&quot;}, {&quot;dropping-particle&quot;: &quot;&quot;, &quot;non-dropping-particle&quot;: &quot;&quot;, &quot;parse-names&quot;: false, &quot;family&quot;: &quot;Ney&quot;, &quot;suffix&quot;: &quot;&quot;, &quot;given&quot;: &quot;Hermann&quot;}], &quot;DOI&quot;: &quot;10.1109/ICFHR.2012.179&quot;, &quot;issued&quot;: {&quot;date-parts&quot;: [[&quot;2012&quot;]]}, &quot;abstract&quot;: &quot;In this work we analyze the contribution of preprocessing steps for Latin handwriting recognition. A preprocessing pipeline based on geometric heuristics and image statistics is used. This pipeline is applied to French and English handwriting recognition in an HMM based framework. Results show that preprocessing improves recognition performance for the two tasks. The Maximum Likelihood (ML)-trained HMM system reaches a competitive WER of 16.7% and outperforms many sophisticated systems for the French handwriting recognition task. The results for English handwriting are comparable to other ML-trained HMM recognizers. Using MLP preprocessing a WER of 35.3% is achieved.&quot;, &quot;container-title&quot;: &quot;2012 International Conference on Frontiers in Handwriting Recognition&quot;, &quot;title&quot;: &quot;Analysis of Preprocessing Techniques for Latin Handwriting Recognition&quot;, &quot;page&quot;: &quot;280-284&quot;, &quot;ISBN&quot;: &quot;978-1-4673-2262-1&quot;}, &quot;uris&quot;: [&quot;http://www.mendeley.com/documents/?uuid=81155256-c81f-4c2c-8496-73ddb31a6640&quot;]}], &quot;mendeley&quot;: {&quot;formattedCitation&quot;: &quot;[3]&quot;, &quot;previouslyFormattedCitation&quot;: &quot;[3]&quot;, &quot;plainTextFormattedCitation&quot;: &quot;[3]&quot;}, &quot;properties&quot;: {&quot;noteIndex&quot;: 0}} RNDTSbz0LDTyG"/><text:span text:style-name="T10">⁠</text:span></text:p>
      <text:p text:style-name="P4"><text:span text:style-name="T10"><text:tab/></text:span><text:span text:style-name="T19">As a part of preprocessing it is also important to locate the area where the text is located. This process is called layout analysis. The goal is to identify the columns, paragraph, captions and other bodies of text.</text:span><text:reference-mark-start text:name="ADDIN CSL_CITATION {&quot;schema&quot;: &quot;https://github.com/citation-style-language/schema/raw/master/csl-citation.json&quot;, &quot;citationItems&quot;: [{&quot;id&quot;: &quot;ITEM-1&quot;, &quot;itemData&quot;: {&quot;issued&quot;: {&quot;date-parts&quot;: [[&quot;2008&quot;]]}, &quot;type&quot;: &quot;article-journal&quot;, &quot;container-title&quot;: &quot;IEEE Tans. on Pattern Analysis and Machine Intelligence&quot;, &quot;title&quot;: &quot;Performance evaluation and benchmarking of six page segmentation algorithms&quot;, &quot;id&quot;: &quot;ITEM-1&quot;, &quot;author&quot;: [{&quot;dropping-particle&quot;: &quot;&quot;, &quot;non-dropping-particle&quot;: &quot;&quot;, &quot;parse-names&quot;: false, &quot;family&quot;: &quot;Shafait&quot;, &quot;suffix&quot;: &quot;&quot;, &quot;given&quot;: &quot;Faisal&quot;}, {&quot;dropping-particle&quot;: &quot;&quot;, &quot;non-dropping-particle&quot;: &quot;&quot;, &quot;parse-names&quot;: false, &quot;family&quot;: &quot;Keysers&quot;, &quot;suffix&quot;: &quot;&quot;, &quot;given&quot;: &quot;Daniel&quot;}, {&quot;dropping-particle&quot;: &quot;&quot;, &quot;non-dropping-particle&quot;: &quot;&quot;, &quot;parse-names&quot;: false, &quot;family&quot;: &quot;Breuel&quot;, &quot;suffix&quot;: &quot;&quot;, &quot;given&quot;: &quot;Thomas M&quot;}], &quot;issue&quot;: &quot;6&quot;, &quot;page&quot;: &quot;941-954&quot;, &quot;volume&quot;: &quot;30&quot;}, &quot;uris&quot;: [&quot;http://www.mendeley.com/documents/?uuid=f2afdacf-3154-4eb1-9f54-552853130249&quot;]}], &quot;mendeley&quot;: {&quot;formattedCitation&quot;: &quot;[4]&quot;, &quot;previouslyFormattedCitation&quot;: &quot;[4]&quot;, &quot;plainTextFormattedCitation&quot;: &quot;[4]&quot;}, &quot;properties&quot;: {&quot;noteIndex&quot;: 0}} RND5Z769M9lCE"/><text:span text:style-name="T19">[4]</text:span><text:reference-mark-end text:name="ADDIN CSL_CITATION {&quot;schema&quot;: &quot;https://github.com/citation-style-language/schema/raw/master/csl-citation.json&quot;, &quot;citationItems&quot;: [{&quot;id&quot;: &quot;ITEM-1&quot;, &quot;itemData&quot;: {&quot;issued&quot;: {&quot;date-parts&quot;: [[&quot;2008&quot;]]}, &quot;type&quot;: &quot;article-journal&quot;, &quot;container-title&quot;: &quot;IEEE Tans. on Pattern Analysis and Machine Intelligence&quot;, &quot;title&quot;: &quot;Performance evaluation and benchmarking of six page segmentation algorithms&quot;, &quot;id&quot;: &quot;ITEM-1&quot;, &quot;author&quot;: [{&quot;dropping-particle&quot;: &quot;&quot;, &quot;non-dropping-particle&quot;: &quot;&quot;, &quot;parse-names&quot;: false, &quot;family&quot;: &quot;Shafait&quot;, &quot;suffix&quot;: &quot;&quot;, &quot;given&quot;: &quot;Faisal&quot;}, {&quot;dropping-particle&quot;: &quot;&quot;, &quot;non-dropping-particle&quot;: &quot;&quot;, &quot;parse-names&quot;: false, &quot;family&quot;: &quot;Keysers&quot;, &quot;suffix&quot;: &quot;&quot;, &quot;given&quot;: &quot;Daniel&quot;}, {&quot;dropping-particle&quot;: &quot;&quot;, &quot;non-dropping-particle&quot;: &quot;&quot;, &quot;parse-names&quot;: false, &quot;family&quot;: &quot;Breuel&quot;, &quot;suffix&quot;: &quot;&quot;, &quot;given&quot;: &quot;Thomas M&quot;}], &quot;issue&quot;: &quot;6&quot;, &quot;page&quot;: &quot;941-954&quot;, &quot;volume&quot;: &quot;30&quot;}, &quot;uris&quot;: [&quot;http://www.mendeley.com/documents/?uuid=f2afdacf-3154-4eb1-9f54-552853130249&quot;]}], &quot;mendeley&quot;: {&quot;formattedCitation&quot;: &quot;[4]&quot;, &quot;previouslyFormattedCitation&quot;: &quot;[4]&quot;, &quot;plainTextFormattedCitation&quot;: &quot;[4]&quot;}, &quot;properties&quot;: {&quot;noteIndex&quot;: 0}} RND5Z769M9lCE"/><text:span text:style-name="T19">⁠ </text:span><text:span text:style-name="T20">Afterwads the text must also be divided into lines and possibly into words.</text:span></text:p>
      <text:h text:style-name="P29" text:outline-level="2"><text:span text:style-name="T7">F</text:span><text:span text:style-name="T2">eature extraction</text:span></text:h>
      <text:p text:style-name="P3"><text:span text:style-name="T7">This research's focus is to research the different features that can be extracted for further analysis. </text:span><text:span text:style-name="T16">One possible feature vector could be the raw intensity values of selected region. Other</text:span><text:span text:style-name="T7"> </text:span><text:span text:style-name="T8">succesfully applied </text:span><text:span text:style-name="T7">feature for handwriting recognition purpose</text:span><text:span text:style-name="T8">s</text:span><text:span text:style-name="T7"> is the histogram of oriented gradients (HOG) which analyzes the </text:span><text:span text:style-name="T8">distribution of intensity gradients or</text:span><text:span text:style-name="T7"> the edge directions. </text:span><text:span text:style-name="T8">This is done by dividing the analyzed area into cells and calculating the gradient direction inside each of the cells. Afterwards the histogram of these gradient orientations is compiled to give measurable data of the object shape.</text:span><text:reference-mark-start text:name="ADDIN CSL_CITATION {&quot;schema&quot;: &quot;https://github.com/citation-style-language/schema/raw/master/csl-citation.json&quot;, &quot;citationItems&quot;: [{&quot;id&quot;: &quot;ITEM-1&quot;, &quot;itemData&quot;: {&quot;type&quot;: &quot;article-journal&quot;, &quot;container-title&quot;: &quot;CVPR '05: Proceedings of the 2005 IEEE Computer Society Conference on Computer Vision and Pattern Recognition (CVPR'05) - Volume 1&quot;, &quot;DOI&quot;: &quot;10.1109/CVPR.2005.177&quot;, &quot;title&quot;: &quot;Histograms of Oriented Gradients for Human Detection&quot;, &quot;page&quot;: &quot;886-893&quot;, &quot;ISSN&quot;: &quot;1063-6919&quot;, &quot;issued&quot;: {&quot;date-parts&quot;: [[&quot;2005&quot;]]}, &quot;author&quot;: [{&quot;dropping-particle&quot;: &quot;&quot;, &quot;non-dropping-particle&quot;: &quot;&quot;, &quot;parse-names&quot;: false, &quot;family&quot;: &quot;Dalal&quot;, &quot;suffix&quot;: &quot;&quot;, &quot;given&quot;: &quot;Navneet&quot;}, {&quot;dropping-particle&quot;: &quot;&quot;, &quot;non-dropping-particle&quot;: &quot;&quot;, &quot;parse-names&quot;: false, &quot;family&quot;: &quot;Triggs&quot;, &quot;suffix&quot;: &quot;&quot;, &quot;given&quot;: &quot;Bill&quot;}], &quot;abstract&quot;: &quot;We study the question of feature sets for robust visual object recognition, adopting linear SVM based human detection as a test case. After reviewing existing edge and gradient based descriptors, we show experimentally that grids of Histograms of Oriented Gradient (HOG) descriptors significantly outperform existing feature sets for human detection. We study the influence of each stage of the computation on performance, concluding that fine-scale gradients, fine orientation binning, relatively coarse spatial binning, and high-quality local contrast normalization in overlapping descriptor blocks are all important for good results. The new approach gives near-perfect separation on the original MIT pedestrian database, so we introduce a more challenging dataset containing over 1800 annotated human images with a large range of pose variations and backgrounds.&quot;, &quot;id&quot;: &quot;ITEM-1&quot;, &quot;PMID&quot;: &quot;9230594&quot;, &quot;ISBN&quot;: &quot;0-7695-2372-2&quot;}, &quot;uris&quot;: [&quot;http://www.mendeley.com/documents/?uuid=c637957a-1988-410b-97a7-3f5aa6c43b2b&quot;]}], &quot;mendeley&quot;: {&quot;formattedCitation&quot;: &quot;[5]&quot;, &quot;previouslyFormattedCitation&quot;: &quot;[5]&quot;, &quot;plainTextFormattedCitation&quot;: &quot;[5]&quot;}, &quot;properties&quot;: {&quot;noteIndex&quot;: 0}} RNDbAld1hhlfh"/><text:span text:style-name="T8">[5]</text:span><text:reference-mark-end text:name="ADDIN CSL_CITATION {&quot;schema&quot;: &quot;https://github.com/citation-style-language/schema/raw/master/csl-citation.json&quot;, &quot;citationItems&quot;: [{&quot;id&quot;: &quot;ITEM-1&quot;, &quot;itemData&quot;: {&quot;type&quot;: &quot;article-journal&quot;, &quot;container-title&quot;: &quot;CVPR '05: Proceedings of the 2005 IEEE Computer Society Conference on Computer Vision and Pattern Recognition (CVPR'05) - Volume 1&quot;, &quot;DOI&quot;: &quot;10.1109/CVPR.2005.177&quot;, &quot;title&quot;: &quot;Histograms of Oriented Gradients for Human Detection&quot;, &quot;page&quot;: &quot;886-893&quot;, &quot;ISSN&quot;: &quot;1063-6919&quot;, &quot;issued&quot;: {&quot;date-parts&quot;: [[&quot;2005&quot;]]}, &quot;author&quot;: [{&quot;dropping-particle&quot;: &quot;&quot;, &quot;non-dropping-particle&quot;: &quot;&quot;, &quot;parse-names&quot;: false, &quot;family&quot;: &quot;Dalal&quot;, &quot;suffix&quot;: &quot;&quot;, &quot;given&quot;: &quot;Navneet&quot;}, {&quot;dropping-particle&quot;: &quot;&quot;, &quot;non-dropping-particle&quot;: &quot;&quot;, &quot;parse-names&quot;: false, &quot;family&quot;: &quot;Triggs&quot;, &quot;suffix&quot;: &quot;&quot;, &quot;given&quot;: &quot;Bill&quot;}], &quot;abstract&quot;: &quot;We study the question of feature sets for robust visual object recognition, adopting linear SVM based human detection as a test case. After reviewing existing edge and gradient based descriptors, we show experimentally that grids of Histograms of Oriented Gradient (HOG) descriptors significantly outperform existing feature sets for human detection. We study the influence of each stage of the computation on performance, concluding that fine-scale gradients, fine orientation binning, relatively coarse spatial binning, and high-quality local contrast normalization in overlapping descriptor blocks are all important for good results. The new approach gives near-perfect separation on the original MIT pedestrian database, so we introduce a more challenging dataset containing over 1800 annotated human images with a large range of pose variations and backgrounds.&quot;, &quot;id&quot;: &quot;ITEM-1&quot;, &quot;PMID&quot;: &quot;9230594&quot;, &quot;ISBN&quot;: &quot;0-7695-2372-2&quot;}, &quot;uris&quot;: [&quot;http://www.mendeley.com/documents/?uuid=c637957a-1988-410b-97a7-3f5aa6c43b2b&quot;]}], &quot;mendeley&quot;: {&quot;formattedCitation&quot;: &quot;[5]&quot;, &quot;previouslyFormattedCitation&quot;: &quot;[5]&quot;, &quot;plainTextFormattedCitation&quot;: &quot;[5]&quot;}, &quot;properties&quot;: {&quot;noteIndex&quot;: 0}} RNDbAld1hhlfh"/><text:span text:style-name="T8">⁠ </text:span><text:span text:style-name="T11">The aquired data is then used as a feature vectors </text:span><text:span text:style-name="T14">in classification stage. </text:span><text:span text:style-name="T17">Dalal et.al. have discussed some other feature extraction methods for handwriting recognition such as:</text:span></text:p>
      <text:list xml:id="list256154706923247368" text:style-name="L2">
        <text:list-item>
          <text:p text:style-name="P26"><text:span text:style-name="T17">H</text:span><text:span text:style-name="T2">orizontal and vertical histograms</text:span></text:p>
        </text:list-item>
        <text:list-item>
          <text:p text:style-name="P27">Topological features such as loops, end points, dots, and junctions.</text:p>
        </text:list-item>
        <text:list-item>
          <text:p text:style-name="P28">Parameters of polynominals <text:span text:style-name="T43">(curve fitting)</text:span><text:reference-mark-start text:name="ADDIN CSL_CITATION {&quot;schema&quot;: &quot;https://github.com/citation-style-language/schema/raw/master/csl-citation.json&quot;, &quot;citationItems&quot;: [{&quot;id&quot;: &quot;ITEM-1&quot;, &quot;itemData&quot;: {&quot;id&quot;: &quot;ITEM-1&quot;, &quot;issued&quot;: {&quot;date-parts&quot;: [[&quot;0&quot;]]}, &quot;type&quot;: &quot;article-journal&quot;, &quot;author&quot;: [{&quot;dropping-particle&quot;: &quot;&quot;, &quot;non-dropping-particle&quot;: &quot;&quot;, &quot;parse-names&quot;: false, &quot;family&quot;: &quot;Dalal&quot;, &quot;suffix&quot;: &quot;&quot;, &quot;given&quot;: &quot;Ms Snehal&quot;}], &quot;title&quot;: &quot;A Survey for Feature Extraction Methods in Handwritten Script Identification&quot;}, &quot;uris&quot;: [&quot;http://www.mendeley.com/documents/?uuid=5e8d859b-c582-4536-8571-0099d41be6e0&quot;]}], &quot;mendeley&quot;: {&quot;formattedCitation&quot;: &quot;[6]&quot;, &quot;plainTextFormattedCitation&quot;: &quot;[6]&quot;}, &quot;properties&quot;: {&quot;noteIndex&quot;: 0}} RNDoY67ThZRZG"/>[6]<text:reference-mark-end text:name="ADDIN CSL_CITATION {&quot;schema&quot;: &quot;https://github.com/citation-style-language/schema/raw/master/csl-citation.json&quot;, &quot;citationItems&quot;: [{&quot;id&quot;: &quot;ITEM-1&quot;, &quot;itemData&quot;: {&quot;id&quot;: &quot;ITEM-1&quot;, &quot;issued&quot;: {&quot;date-parts&quot;: [[&quot;0&quot;]]}, &quot;type&quot;: &quot;article-journal&quot;, &quot;author&quot;: [{&quot;dropping-particle&quot;: &quot;&quot;, &quot;non-dropping-particle&quot;: &quot;&quot;, &quot;parse-names&quot;: false, &quot;family&quot;: &quot;Dalal&quot;, &quot;suffix&quot;: &quot;&quot;, &quot;given&quot;: &quot;Ms Snehal&quot;}], &quot;title&quot;: &quot;A Survey for Feature Extraction Methods in Handwritten Script Identification&quot;}, &quot;uris&quot;: [&quot;http://www.mendeley.com/documents/?uuid=5e8d859b-c582-4536-8571-0099d41be6e0&quot;]}], &quot;mendeley&quot;: {&quot;formattedCitation&quot;: &quot;[6]&quot;, &quot;plainTextFormattedCitation&quot;: &quot;[6]&quot;}, &quot;properties&quot;: {&quot;noteIndex&quot;: 0}} RNDoY67ThZRZG"/>⁠</text:p>
        </text:list-item>
      </text:list>
      <text:p text:style-name="P14">The main focus is to compare several features and how they can be applied for handwriting recognition. This would include features mentioned above but also some other features which might not yet be applied for handwriting recognition purposes.</text:p>
      <text:h text:style-name="P30" text:outline-level="2">Classification</text:h>
      <text:p text:style-name="P5"><text:span text:style-name="T8">L</text:span><text:span text:style-name="T2">astly in the recognition process is the classification phase. </text:span><text:span text:style-name="T12">Often during classification machine learning approaches are used. This includes for example following methods:</text:span></text:p>
      <text:list xml:id="list3691691618757082538" text:style-name="L3">
        <text:list-item>
          <text:p text:style-name="P32">Artificial neural networks</text:p>
        </text:list-item>
        <text:list-item>
          <text:p text:style-name="P33"><text:soft-page-break/><text:span text:style-name="T41">K-Nearest</text:span> Neighbor</text:p>
        </text:list-item>
        <text:list-item>
          <text:p text:style-name="P32">Hidden Markov model</text:p>
        </text:list-item>
        <text:list-item>
          <text:p text:style-name="P32">Support vector machine</text:p>
        </text:list-item>
        <text:list-item>
          <text:p text:style-name="P32">Recurrent neural networks</text:p>
        </text:list-item>
        <text:list-item>
          <text:p text:style-name="P32">Deep feedforward neural networks</text:p>
        </text:list-item>
        <text:list-item>
          <text:p text:style-name="P31"><text:span text:style-name="Default_20_Paragraph_20_Font"><text:span text:style-name="T36">Decision tree learning </text:span></text:span></text:p>
        </text:list-item>
        <text:list-item>
          <text:p text:style-name="P34"><text:span text:style-name="T12">Random </text:span><text:span text:style-name="T13">forests</text:span></text:p>
          <text:p text:style-name="P35"><text:span text:style-name="T2">Simple example for machine learning </text:span><text:span text:style-name="T15">is the </text:span><text:span text:style-name="T2">k-Nearest Neighbor algorithm. </text:span><text:span text:style-name="T15">The algorithm </text:span><text:span text:style-name="T2">searches for the closest match of test data in the feature space. The previous training data is distributed in the feature space and classified accordingly. Specified amount of the nearest neighbors of th</text:span><text:span text:style-name="T18">e new </text:span><text:span text:style-name="T2">node are counted and compared. The class has the most representation within these points is the class of the new node. The k stands for the amount of neighboring data points that are compared to the test data, and it should be declared as an odd number to prevent a tie from happening between two classes. The feature space can be constructed from feature vectors aquired in the previous phase. In general all machine learning algorithms work better when there are more feature dimensions, </text:span><text:span text:style-name="T18">but this will result in a slower execution time.</text:span></text:p>
        </text:list-item>
      </text:list>
      <text:h text:style-name="P22" text:outline-level="1"/>
      <text:h text:style-name="P22" text:outline-level="1">State of the art</text:h>
      <text:p text:style-name="P15"><text:span text:style-name="T23">The subject of optical character recognition and handwriting recognition are widely researched subjects and well-functioning </text:span><text:span text:style-name="T24">as well as feature rich</text:span><text:span text:style-name="T23"> software already exist. </text:span><text:span text:style-name="T24">Many of these softwares</text:span><text:span text:style-name="T23"> utilize machine learning and neural networks to get satisfactory results especially </text:span><text:span text:style-name="T25">with</text:span><text:span text:style-name="T23"> handwriting recognition. Many of the best </text:span><text:span text:style-name="T25">OCR</text:span><text:span text:style-name="T23"> softwares are proprietary, thus making them unable for free research and analysis. Such software are for example Evernote which has an inbuilt OCR engine for searching text from pictures </text:span><text:reference-mark-start text:name="ADDIN CSL_CITATION {&quot;schema&quot;: &quot;https://github.com/citation-style-language/schema/raw/master/csl-citation.json&quot;, &quot;citationItems&quot;: [{&quot;id&quot;: &quot;ITEM-1&quot;, &quot;itemData&quot;: {&quot;issued&quot;: {&quot;date-parts&quot;: [[&quot;0&quot;]]}, &quot;type&quot;: &quot;webpage&quot;, &quot;author&quot;: [{&quot;dropping-particle&quot;: &quot;&quot;, &quot;non-dropping-particle&quot;: &quot;&quot;, &quot;parse-names&quot;: false, &quot;family&quot;: &quot;Kelly&quot;, &quot;suffix&quot;: &quot;&quot;, &quot;given&quot;: &quot;Brett&quot;}], &quot;title&quot;: &quot;How Evernote\u2019s Image Recognition Works&quot;, &quot;id&quot;: &quot;ITEM-1&quot;, &quot;URL&quot;: &quot;https://blog.evernote.com/tech/2013/07/18/how-evernotes-image-recognition-works/&quot;}, &quot;uris&quot;: [&quot;http://www.mendeley.com/documents/?uuid=6fb70419-a09d-4172-87c2-699606199c24&quot;]}], &quot;mendeley&quot;: {&quot;formattedCitation&quot;: &quot;[7]&quot;, &quot;previouslyFormattedCitation&quot;: &quot;[6]&quot;, &quot;plainTextFormattedCitation&quot;: &quot;[7]&quot;}, &quot;properties&quot;: {&quot;noteIndex&quot;: 0}} RNDwqCjAkN2sY"/><text:span text:style-name="T3">[7]</text:span><text:reference-mark-end text:name="ADDIN CSL_CITATION {&quot;schema&quot;: &quot;https://github.com/citation-style-language/schema/raw/master/csl-citation.json&quot;, &quot;citationItems&quot;: [{&quot;id&quot;: &quot;ITEM-1&quot;, &quot;itemData&quot;: {&quot;issued&quot;: {&quot;date-parts&quot;: [[&quot;0&quot;]]}, &quot;type&quot;: &quot;webpage&quot;, &quot;author&quot;: [{&quot;dropping-particle&quot;: &quot;&quot;, &quot;non-dropping-particle&quot;: &quot;&quot;, &quot;parse-names&quot;: false, &quot;family&quot;: &quot;Kelly&quot;, &quot;suffix&quot;: &quot;&quot;, &quot;given&quot;: &quot;Brett&quot;}], &quot;title&quot;: &quot;How Evernote\u2019s Image Recognition Works&quot;, &quot;id&quot;: &quot;ITEM-1&quot;, &quot;URL&quot;: &quot;https://blog.evernote.com/tech/2013/07/18/how-evernotes-image-recognition-works/&quot;}, &quot;uris&quot;: [&quot;http://www.mendeley.com/documents/?uuid=6fb70419-a09d-4172-87c2-699606199c24&quot;]}], &quot;mendeley&quot;: {&quot;formattedCitation&quot;: &quot;[7]&quot;, &quot;previouslyFormattedCitation&quot;: &quot;[6]&quot;, &quot;plainTextFormattedCitation&quot;: &quot;[7]&quot;}, &quot;properties&quot;: {&quot;noteIndex&quot;: 0}} RNDwqCjAkN2sY"/><text:span text:style-name="T23">⁠ </text:span><text:span text:style-name="T24">and </text:span><text:span text:style-name="T23">Abbyy </text:span><text:span text:style-name="T24">FineR</text:span><text:span text:style-name="T23">eader </text:span><text:span text:style-name="T24">software made especially for OCR</text:span><text:reference-mark-start text:name="ADDIN CSL_CITATION {&quot;schema&quot;: &quot;https://github.com/citation-style-language/schema/raw/master/csl-citation.json&quot;, &quot;citationItems&quot;: [{&quot;id&quot;: &quot;ITEM-1&quot;, &quot;itemData&quot;: {&quot;id&quot;: &quot;ITEM-1&quot;, &quot;issued&quot;: {&quot;date-parts&quot;: [[&quot;0&quot;]]}, &quot;type&quot;: &quot;article-journal&quot;, &quot;author&quot;: [{&quot;dropping-particle&quot;: &quot;&quot;, &quot;non-dropping-particle&quot;: &quot;&quot;, &quot;parse-names&quot;: false, &quot;family&quot;: &quot;ABBYY&quot;, &quot;suffix&quot;: &quot;&quot;, &quot;given&quot;: &quot;&quot;}], &quot;title&quot;: &quot;ABBYY FineReader&quot;}, &quot;uris&quot;: [&quot;http://www.mendeley.com/documents/?uuid=cdf0561d-7cf2-44fc-aa6f-b5e1af110ec8&quot;]}], &quot;mendeley&quot;: {&quot;formattedCitation&quot;: &quot;[8]&quot;, &quot;previouslyFormattedCitation&quot;: &quot;[7]&quot;, &quot;plainTextFormattedCitation&quot;: &quot;[8]&quot;}, &quot;properties&quot;: {&quot;noteIndex&quot;: 0}} RNDpUc5XwBoIb"/><text:span text:style-name="T4">[8]</text:span><text:reference-mark-end text:name="ADDIN CSL_CITATION {&quot;schema&quot;: &quot;https://github.com/citation-style-language/schema/raw/master/csl-citation.json&quot;, &quot;citationItems&quot;: [{&quot;id&quot;: &quot;ITEM-1&quot;, &quot;itemData&quot;: {&quot;id&quot;: &quot;ITEM-1&quot;, &quot;issued&quot;: {&quot;date-parts&quot;: [[&quot;0&quot;]]}, &quot;type&quot;: &quot;article-journal&quot;, &quot;author&quot;: [{&quot;dropping-particle&quot;: &quot;&quot;, &quot;non-dropping-particle&quot;: &quot;&quot;, &quot;parse-names&quot;: false, &quot;family&quot;: &quot;ABBYY&quot;, &quot;suffix&quot;: &quot;&quot;, &quot;given&quot;: &quot;&quot;}], &quot;title&quot;: &quot;ABBYY FineReader&quot;}, &quot;uris&quot;: [&quot;http://www.mendeley.com/documents/?uuid=cdf0561d-7cf2-44fc-aa6f-b5e1af110ec8&quot;]}], &quot;mendeley&quot;: {&quot;formattedCitation&quot;: &quot;[8]&quot;, &quot;previouslyFormattedCitation&quot;: &quot;[7]&quot;, &quot;plainTextFormattedCitation&quot;: &quot;[8]&quot;}, &quot;properties&quot;: {&quot;noteIndex&quot;: 0}} RNDpUc5XwBoIb"/><text:span text:style-name="T23">⁠. </text:span><text:span text:style-name="T25">Examples of open-source OCR software are previously mentioned Tesseract, OCRopus, Ocrad and CuneinForm. These pieces OCR software are not capable of handwriting recognition by default. Additionally,</text:span><text:span text:style-name="T26"> handwriting </text:span><text:span text:style-name="T27">recognition </text:span><text:span text:style-name="T26">algorithms developed by Jürgen Schmidhuber's research group at the Swiss AI Lab IDSIA have won several international handwriting competitions</text:span><text:reference-mark-start text:name="ADDIN CSL_CITATION {&quot;schema&quot;: &quot;https://github.com/citation-style-language/schema/raw/master/csl-citation.json&quot;, &quot;citationItems&quot;: [{&quot;id&quot;: &quot;ITEM-1&quot;, &quot;itemData&quot;: {&quot;issued&quot;: {&quot;date-parts&quot;: [[&quot;0&quot;]]}, &quot;type&quot;: &quot;webpage&quot;, &quot;author&quot;: [{&quot;dropping-particle&quot;: &quot;&quot;, &quot;non-dropping-particle&quot;: &quot;&quot;, &quot;parse-names&quot;: false, &quot;family&quot;: &quot;Angelica&quot;, &quot;suffix&quot;: &quot;&quot;, &quot;given&quot;: &quot;Amara D.&quot;}, {&quot;dropping-particle&quot;: &quot;&quot;, &quot;non-dropping-particle&quot;: &quot;&quot;, &quot;parse-names&quot;: false, &quot;family&quot;: &quot;Schmidhuber&quot;, &quot;suffix&quot;: &quot;&quot;, &quot;given&quot;: &quot;J\u00fcrgen&quot;}], &quot;title&quot;: &quot;How bio-inspired deep learning keeps winning competitions&quot;, &quot;id&quot;: &quot;ITEM-1&quot;, &quot;URL&quot;: &quot;http://www.kurzweilai.net/how-bio-inspired-deep-learning-keeps-winning-competitions&quot;}, &quot;uris&quot;: [&quot;http://www.mendeley.com/documents/?uuid=071cd606-dcd8-457e-8895-2425e04e9612&quot;]}], &quot;mendeley&quot;: {&quot;formattedCitation&quot;: &quot;[9]&quot;, &quot;previouslyFormattedCitation&quot;: &quot;[8]&quot;, &quot;plainTextFormattedCitation&quot;: &quot;[9]&quot;}, &quot;properties&quot;: {&quot;noteIndex&quot;: 0}} RNDJos0ZpPCM9"/><text:span text:style-name="T5">[9]</text:span><text:reference-mark-end text:name="ADDIN CSL_CITATION {&quot;schema&quot;: &quot;https://github.com/citation-style-language/schema/raw/master/csl-citation.json&quot;, &quot;citationItems&quot;: [{&quot;id&quot;: &quot;ITEM-1&quot;, &quot;itemData&quot;: {&quot;issued&quot;: {&quot;date-parts&quot;: [[&quot;0&quot;]]}, &quot;type&quot;: &quot;webpage&quot;, &quot;author&quot;: [{&quot;dropping-particle&quot;: &quot;&quot;, &quot;non-dropping-particle&quot;: &quot;&quot;, &quot;parse-names&quot;: false, &quot;family&quot;: &quot;Angelica&quot;, &quot;suffix&quot;: &quot;&quot;, &quot;given&quot;: &quot;Amara D.&quot;}, {&quot;dropping-particle&quot;: &quot;&quot;, &quot;non-dropping-particle&quot;: &quot;&quot;, &quot;parse-names&quot;: false, &quot;family&quot;: &quot;Schmidhuber&quot;, &quot;suffix&quot;: &quot;&quot;, &quot;given&quot;: &quot;J\u00fcrgen&quot;}], &quot;title&quot;: &quot;How bio-inspired deep learning keeps winning competitions&quot;, &quot;id&quot;: &quot;ITEM-1&quot;, &quot;URL&quot;: &quot;http://www.kurzweilai.net/how-bio-inspired-deep-learning-keeps-winning-competitions&quot;}, &quot;uris&quot;: [&quot;http://www.mendeley.com/documents/?uuid=071cd606-dcd8-457e-8895-2425e04e9612&quot;]}], &quot;mendeley&quot;: {&quot;formattedCitation&quot;: &quot;[9]&quot;, &quot;previouslyFormattedCitation&quot;: &quot;[8]&quot;, &quot;plainTextFormattedCitation&quot;: &quot;[9]&quot;}, &quot;properties&quot;: {&quot;noteIndex&quot;: 0}} RNDJos0ZpPCM9"/><text:span text:style-name="T26">. </text:span></text:p>
      <text:p text:style-name="P15"><text:soft-page-break/><text:span text:style-name="T35"><text:tab/></text:span><text:span text:style-name="T38">One of the most popular </text:span><text:span text:style-name="T39">open source</text:span><text:span text:style-name="T38"> OCR software is Tesseract. Tesseract can be trained to recognize many kinds of characters, including hand written characters. </text:span><text:span text:style-name="T40">Tesseract utilizes adaptive classifier in its recognition process.</text:span><text:reference-mark-start text:name="ADDIN CSL_CITATION {&quot;schema&quot;: &quot;https://github.com/citation-style-language/schema/raw/master/csl-citation.json&quot;, &quot;citationItems&quot;: [{&quot;id&quot;: &quot;ITEM-1&quot;, &quot;itemData&quot;: {&quot;type&quot;: &quot;article-journal&quot;, &quot;container-title&quot;: &quot;Proceedings of the International Conference on Document Analysis and Recognition, ICDAR&quot;, &quot;DOI&quot;: &quot;10.1109/ICDAR.2007.4376991&quot;, &quot;title&quot;: &quot;An overview of the tesseract OCR engine&quot;, &quot;page&quot;: &quot;629-633&quot;, &quot;ISSN&quot;: &quot;15205363&quot;, &quot;issued&quot;: {&quot;date-parts&quot;: [[&quot;2007&quot;]]}, &quot;author&quot;: [{&quot;dropping-particle&quot;: &quot;&quot;, &quot;non-dropping-particle&quot;: &quot;&quot;, &quot;parse-names&quot;: false, &quot;family&quot;: &quot;Smith&quot;, &quot;suffix&quot;: &quot;&quot;, &quot;given&quot;: &quot;Ray&quot;}], &quot;abstract&quot;: &quot;The Tesseract OCR engine, as was the HP Research Prototype in the UNLV Fourth Annual Test of OCR Accuracy, is described in a comprehensive overview. Emphasis is placed on aspects that are novel or at least unusual in an OCR engine, including in particular the line finding, features/classification methods, and the adaptive classifier.&quot;, &quot;id&quot;: &quot;ITEM-1&quot;, &quot;volume&quot;: &quot;2&quot;, &quot;ISBN&quot;: &quot;0769528228&quot;}, &quot;uris&quot;: [&quot;http://www.mendeley.com/documents/?uuid=d1526324-68db-4ed6-a2aa-f9e802012ec1&quot;]}], &quot;mendeley&quot;: {&quot;formattedCitation&quot;: &quot;[10]&quot;, &quot;previouslyFormattedCitation&quot;: &quot;[9]&quot;, &quot;plainTextFormattedCitation&quot;: &quot;[10]&quot;}, &quot;properties&quot;: {&quot;noteIndex&quot;: 0}} RNDmgKT99W6lM"/><text:span text:style-name="T6">[10]</text:span><text:reference-mark-end text:name="ADDIN CSL_CITATION {&quot;schema&quot;: &quot;https://github.com/citation-style-language/schema/raw/master/csl-citation.json&quot;, &quot;citationItems&quot;: [{&quot;id&quot;: &quot;ITEM-1&quot;, &quot;itemData&quot;: {&quot;type&quot;: &quot;article-journal&quot;, &quot;container-title&quot;: &quot;Proceedings of the International Conference on Document Analysis and Recognition, ICDAR&quot;, &quot;DOI&quot;: &quot;10.1109/ICDAR.2007.4376991&quot;, &quot;title&quot;: &quot;An overview of the tesseract OCR engine&quot;, &quot;page&quot;: &quot;629-633&quot;, &quot;ISSN&quot;: &quot;15205363&quot;, &quot;issued&quot;: {&quot;date-parts&quot;: [[&quot;2007&quot;]]}, &quot;author&quot;: [{&quot;dropping-particle&quot;: &quot;&quot;, &quot;non-dropping-particle&quot;: &quot;&quot;, &quot;parse-names&quot;: false, &quot;family&quot;: &quot;Smith&quot;, &quot;suffix&quot;: &quot;&quot;, &quot;given&quot;: &quot;Ray&quot;}], &quot;abstract&quot;: &quot;The Tesseract OCR engine, as was the HP Research Prototype in the UNLV Fourth Annual Test of OCR Accuracy, is described in a comprehensive overview. Emphasis is placed on aspects that are novel or at least unusual in an OCR engine, including in particular the line finding, features/classification methods, and the adaptive classifier.&quot;, &quot;id&quot;: &quot;ITEM-1&quot;, &quot;volume&quot;: &quot;2&quot;, &quot;ISBN&quot;: &quot;0769528228&quot;}, &quot;uris&quot;: [&quot;http://www.mendeley.com/documents/?uuid=d1526324-68db-4ed6-a2aa-f9e802012ec1&quot;]}], &quot;mendeley&quot;: {&quot;formattedCitation&quot;: &quot;[10]&quot;, &quot;previouslyFormattedCitation&quot;: &quot;[9]&quot;, &quot;plainTextFormattedCitation&quot;: &quot;[10]&quot;}, &quot;properties&quot;: {&quot;noteIndex&quot;: 0}} RNDmgKT99W6lM"/><text:span text:style-name="T40">⁠</text:span><text:span text:style-name="T38"> </text:span></text:p>
      <text:h text:style-name="P21" text:outline-level="1"/>
      <text:h text:style-name="P21" text:outline-level="1">System design</text:h>
      <text:p text:style-name="P1">The proposed s<text:span text:style-name="T33">oftware </text:span>would <text:span text:style-name="T1">be an offline HWR system and </text:span>work with pictures taken from e.g. whiteboard or paper notes <text:span text:style-name="T1">p</text:span>rovid<text:span text:style-name="T1">ing</text:span> an easy way to digitize these notes. </text:p>
      <text:p text:style-name="P6"><text:tab/>As the subject of this research will be to study the different features that can be extracted for handwriting recognition purposes, it is important to get comparable data from these methods. The developed software should be capable of comparing these methods. Moreover, the preprocessing methods could also be applied as a part of the software to study their effect of the output. </text:p>
      <text:p text:style-name="P6"><text:tab/>For the classification stage, a simple k-Nearest Neighbor algorithm shall be used as the classification is not in the scope of this research. The primary focus of this research is to study the image processing aspects of the handwriting recognition process not the machine learning and artificial intelligence related subjects.</text:p>
      <text:p text:style-name="P9"><text:span text:style-name="T46"><text:tab/>In practice t</text:span>he software would receive an image file with hand written notes in it, <text:span text:style-name="T45">extract various different features, </text:span>run the <text:span text:style-name="T22">HWR</text:span> algorithm for <text:span text:style-name="T45">those features or the combinations of several features</text:span>, and extract the text <text:span text:style-name="T28">in an editeble form </text:span>as a text/document file. <text:span text:style-name="T46">T</text:span>he ability to correct incorrectly interpreted characters could be implemented as <text:span text:style-name="T46">an </text:span>additional feature in the software, <text:span text:style-name="T46">the data acquired by this manner could be used to enhance the accuracy of the classification. </text:span></text:p>
      <text:p text:style-name="P7"/>
      <text:h text:style-name="P23" text:outline-level="1"/>
      <text:h text:style-name="P24" text:outline-level="1">Architecture</text:h>
      <text:p text:style-name="P11">The software will be implemented with <text:span text:style-name="T48">MATLAB</text:span> using <text:span text:style-name="T48">the Image Processing Toolbox for image acquisition and preprocessing as well as feature extractions.</text:span> <text:span text:style-name="T29">The handwriting recognition will be implemented using neural network approach. More specifically the k-Nearest Neighbor method. This <text:s/>can be easily implemented using MATLABS Neural Network Toolbox.</text:span></text:p>
      <text:p text:style-name="P12"/>
      <text:section text:style-name="Sect1" text:name="ADDIN Mendeley Bibliography CSL_BIBLIOGRAPHY  RNDrpzQHHXVv0">
        <text:p text:style-name="P16"/>
        <text:p text:style-name="P18">[1]<text:tab/>M. Cheriet, N. Kharma, C. Liu, and C. Suen, <text:span text:style-name="T21">Character recognition systems: a guide for students and practitioners</text:span>. 2007.</text:p>
        <text:p text:style-name="P17"/>
        <text:p text:style-name="P18">[2]<text:tab/>A. W. and E. W. R. Fisher, S. Perkins, “Morphology - Opening,” 2003. [Online]. Available: http://homepages.inf.ed.ac.uk/rbf/HIPR2/open.htm.</text:p>
        <text:p text:style-name="P17"/>
        <text:p text:style-name="P18">[3]<text:tab/>H. Pesch, M. Hamdani, J. Forster, and H. Ney, “Analysis of Preprocessing Techniques for Latin Handwriting Recognition,” <text:span text:style-name="T21">2012 Int. Conf. Front. Handwrit. Recognit.</text:span>, pp. 280–284, 2012.</text:p>
        <text:p text:style-name="P17"/>
        <text:p text:style-name="P18">[4]<text:tab/>F. Shafait, D. Keysers, and T. M. Breuel, “Performance evaluation and benchmarking of six page segmentation algorithms,” <text:span text:style-name="T21">IEEE Tans. Pattern Anal. Mach. Intell.</text:span>, vol. 30, no. 6, pp. 941–954, 2008.</text:p>
        <text:p text:style-name="P17"/>
        <text:p text:style-name="P18">[5]<text:tab/>N. Dalal and B. Triggs, “Histograms of Oriented Gradients for Human Detection,” <text:span text:style-name="T21">CVPR ’05 Proc. 2005 IEEE Comput. Soc. Conf. Comput. Vis. Pattern Recognit. - Vol. 1</text:span>, pp. 886–893, 2005.</text:p>
        <text:p text:style-name="P17"/>
        <text:p text:style-name="P18">[6]<text:tab/>M. S. Dalal, “A Survey for Feature Extraction Methods in Handwritten Script Identification.”</text:p>
        <text:p text:style-name="P17"/>
        <text:p text:style-name="P18">[7]<text:tab/>B. Kelly, “How Evernote’s Image Recognition Works.” [Online]. Available: https://blog.evernote.com/tech/2013/07/18/how-evernotes-image-recognition-works/.</text:p>
        <text:p text:style-name="P17"/>
        <text:p text:style-name="P18">[8]<text:tab/>ABBYY, “ABBYY FineReader.”</text:p>
        <text:p text:style-name="P17"/>
        <text:p text:style-name="P18">[9]<text:tab/>A. D. Angelica and J. Schmidhuber, “How bio-inspired deep learning keeps winning competitions.” [Online]. Available: http://www.kurzweilai.net/how-bio-inspired-deep-learning-keeps-winning-competitions.</text:p>
        <text:p text:style-name="P17"/>
        <text:p text:style-name="P18">[10]<text:tab/>R. Smith, “An overview of the tesseract OCR engine,” <text:span text:style-name="T21">Proc. Int. Conf. Doc. Anal. Recognition, ICDAR</text:span>, vol. 2, pp. 629–633, 2007.</text:p>
        <text:p text:style-name="P17"/>
        <text:p text:style-name="P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DejaVu Sans Condensed1" svg:font-family="'DejaVu Sans Condensed'"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Condensed" fo:font-family="'DejaVu Sans Condensed'" style:font-family-generic="swiss"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erif Condensed" fo:font-family="'DejaVu Serif Condensed'" style:font-family-generic="roman"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Condensed" fo:font-family="'DejaVu Sans Condensed'"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class="text"/>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Header" style:family="paragraph" style:parent-style-name="Standard" style:class="extra"/>
    <style:style style:name="WW_5f_CharLFO1LVL1" style:display-name="WW_CharLFO1LVL1" style:family="text">
      <style:text-properties style:font-name="Calibri" fo:font-family="Calibri" style:font-family-generic="swiss" style:font-pitch="variable" style:font-name-asian="MS Mincho" style:font-family-asian="'MS Mincho'" style:font-family-generic-asian="modern" style:font-pitch-asian="fixed"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0:49:17.574720653</meta:creation-date>
    <dc:date>2015-12-15T16:18:15.445392044</dc:date>
    <meta:editing-duration>PT4H54M12S</meta:editing-duration>
    <meta:editing-cycles>30</meta:editing-cycles>
    <meta:generator>LibreOffice/5.0.3.2$Linux_X86_64 LibreOffice_project/00m0$Build-2</meta:generator>
    <meta:document-statistic meta:table-count="0" meta:image-count="0" meta:object-count="0" meta:page-count="6" meta:paragraph-count="51" meta:word-count="1403" meta:character-count="9406" meta:non-whitespace-character-count="8062"/>
    <meta:user-defined meta:name="Mendeley Citation Style_1">http://www.zotero.org/styles/ieee</meta:user-defined>
    <meta:user-defined meta:name="Mendeley Document_1">True</meta:user-defined>
    <meta:user-defined meta:name="Mendeley User Name_1">perttu.pitka@gmail.com@www.mendeley.com</meta:user-defined>
  </office:meta>
</office:document-meta>
</file>